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9a80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69a8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88e76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style:language-complex="ar" style:country-complex="SA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language-complex="ar" style:country-complex="S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9a8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目前对下颌升支骨折手术入路选择的研究较少，入路方式尚未明确，因需固定乙状切迹处，乙状切迹位置较高，邻近髁突位置，故可将髁突骨折的手术入路方法引用到下颌升支骨折中来。</text:p>
      <text:p text:style-name="P1" loext:marker-style-name="T1">下颌升支骨折的治疗中，可以选择多种手术入路，如下<text:span text:style-name="T2">Risdon</text:span>入路，下颌后入路<field:fieldmark-start text:name="Bookmark 副本 47" field:type="vnd.oasis.opendocument.field.UNHANDLED"><field:param field:name="vnd.oasis.opendocument.field.code" field:value="ADDIN EN.CITE &lt;EndNote&gt;&lt;Cite&gt;&lt;Author&gt;Agarwal&lt;/Author&gt;&lt;Year&gt;2020&lt;/Year&gt;&lt;RecNum&gt;571&lt;/RecNum&gt;&lt;DisplayText&gt;&lt;style face=&quot;superscript&quot;&gt;[18]&lt;/style&gt;&lt;/DisplayText&gt;&lt;record&gt;&lt;rec-number&gt;571&lt;/rec-number&gt;&lt;foreign-keys&gt;&lt;key app=&quot;EN&quot; db-id=&quot;evpfvsv5os9vflefdpsxv00hpss9twdtfzp0&quot; timestamp=&quot;1738771756&quot;&gt;571&lt;/key&gt;&lt;/foreign-keys&gt;&lt;ref-type name=&quot;Journal Article&quot;&gt;17&lt;/ref-type&gt;&lt;contributors&gt;&lt;authors&gt;&lt;author&gt;Agarwal, P.&lt;/author&gt;&lt;author&gt;Mehrotra, D.&lt;/author&gt;&lt;/authors&gt;&lt;/contributors&gt;&lt;auth-address&gt;Department of Dentistry and Cranio-Maxillofacial Surgery All India Institute of Medical Sciences, Rishikesh, Uttarakhand, India.&amp;#xD;Department of Oral and Maxillofacial Surgery King George&amp;apos;s Medical University, Lucknow, Uttar Pradesh, India.&lt;/auth-address&gt;&lt;titles&gt;&lt;title&gt;Mandibular Ramus Fractures: A Proposed Classification&lt;/title&gt;&lt;secondary-title&gt;Craniomaxillofac Trauma Reconstr&lt;/secondary-title&gt;&lt;/titles&gt;&lt;periodical&gt;&lt;full-title&gt;Craniomaxillofac Trauma Reconstr&lt;/full-title&gt;&lt;/periodical&gt;&lt;pages&gt;9-14&lt;/pages&gt;&lt;volume&gt;13&lt;/volume&gt;&lt;number&gt;1&lt;/number&gt;&lt;edition&gt;2020/07/10&lt;/edition&gt;&lt;keywords&gt;&lt;keyword&gt;classification&lt;/keyword&gt;&lt;keyword&gt;incidence&lt;/keyword&gt;&lt;keyword&gt;mandible&lt;/keyword&gt;&lt;keyword&gt;mandibular fractures&lt;/keyword&gt;&lt;keyword&gt;open fracture reduction&lt;/keyword&gt;&lt;keyword&gt;ramus&lt;/keyword&gt;&lt;keyword&gt;conflicts of interest with respect to the research, authorship, and/or&lt;/keyword&gt;&lt;keyword&gt;publication of this article.&lt;/keyword&gt;&lt;/keywords&gt;&lt;dates&gt;&lt;year&gt;2020&lt;/year&gt;&lt;pub-dates&gt;&lt;date&gt;Mar&lt;/date&gt;&lt;/pub-dates&gt;&lt;/dates&gt;&lt;isbn&gt;1943-3875 (Print)&amp;#xD;1943-3875&lt;/isbn&gt;&lt;accession-num&gt;32642026&lt;/accession-num&gt;&lt;urls&gt;&lt;/urls&gt;&lt;custom2&gt;PMC7311852&lt;/custom2&gt;&lt;electronic-resource-num&gt;10.1177/1943387520903159&lt;/electronic-resource-num&gt;&lt;remote-database-provider&gt;NLM&lt;/remote-database-provider&gt;&lt;language&gt;eng&lt;/language&gt;&lt;/record&gt;&lt;/Cite&gt;&lt;/EndNote&gt;"/></field:fieldmark-start><field:fieldmark-separator/><text:span text:style-name="T3">[18]</text:span><field:fieldmark-end/>。<text:span text:style-name="T2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4">[32]</text:span><field:fieldmark-end/>在<text:span text:style-name="T2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2">38%-40%</text:span>，并有<text:span text:style-name="T2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3">[33]</text:span><field:fieldmark-end/>。<text:span text:style-name="T2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4">[34]</text:span><field:fieldmark-end/>首次描述了<text:span text:style-name="T2">Risdon</text:span>入路，后被<text:span text:style-name="T2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4">[35]</text:span><field:fieldmark-end/>改良。此入路方式切口更加隐蔽，且不容易出现神经损伤的症状。<text:span text:style-name="T2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4">[36]</text:span><field:fieldmark-end/>发现使用<text:span text:style-name="T2">Risdon</text:span>入路方法时，仅有<text:span text:style-name="T2">16.6%</text:span>的病例出现了神经损伤的症状，<text:span text:style-name="T2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4">[37]</text:span><field:fieldmark-end/>同样选择<text:span text:style-name="T2">Risdon</text:span>入路设计治疗下颌骨骨折，术后发生神经损伤的病例为<text:span text:style-name="T2">23%</text:span>。</text:p>
      <text:p text:style-name="P1" loext:marker-style-name="T1">由此可见，<text:span text:style-name="T2">Risdom</text:span>入路的并发症发生率远低于下颌后入路，在临床中从并发症控制的角度选择<text:span text:style-name="T2">Risom</text:span>具有明显优势。</text:p>
      <text:p text:style-name="P1" loext:marker-style-name="T1">操作难度及手术流程时候简单同样是着重需要考虑的因素，下颌骨中位入路包括下颌后入路。与低位入路相比，这种入路可以更好地暴露下颌髁状突。然而，为了避免可能的面神经损伤，这种入路需要识别颊神经和下颌缘支。尽管仔细识别了面神经，但这种方法需要牵拉腮腺，这可能导致面神经损伤。下颌骨的一种低位入路是<text:span text:style-name="T2">Risdon</text:span>入路。从下颌缘支下方的切口入路是<text:span text:style-name="T2">Risdon</text:span>入路的关键点。下颌缘支容易识别，无需太多解剖，如果包括神经提升皮瓣，则没有面神经损伤的风险。在腮腺后、下颌下腺高位或颞下颌关节周围入路中，<text:soft-page-break/>它们彼此相似，在颊神经和下颌缘支之间进行解剖可能对经验不足的人来说很困难。<text:span text:style-name="T2"> Risdon</text:span>入路易于学习和操作，几乎不需要学习曲线。下颌缘支的识别非常简单，并且有方法在不识别面神经的情况下提升皮肤肌肉瓣。然而，这种入路只能较少地暴露下颌骨升支和髁突部位，大多数外科医生都认为这种入路不足以暴露髁突骨折。但是通过充分分离附着于下颌骨升支后缘的咬肌，可以通过<text:span text:style-name="T2">Risdon</text:span>入路直接观察、复位和固定所有下颌骨髁状突下骨折。</text:p>
      <text:p text:style-name="P1" loext:marker-style-name="T1">除考虑并发症因素外，暴露视野问题同样应该予以考虑，无论是从感染角度，还是从临床操作便捷性上来讲，Risdon入路存在一定优势，但也存在一定缺点。因为<text:span text:style-name="T2">其</text:span>属于低位入路，会出现暴露范围不足的问题，因为如果暴露效果不良，会导致术中无法直视术区，固定困难等问题。</text:p>
      <text:p text:style-name="P1" loext:marker-style-name="T1"><text:span text:style-name="T2">Robin</text:span>通过标本解剖对比的方式对改良<text:span text:style-name="T2">Risdon</text:span>入路和入路 进行对比，主要对比了这两种手术入路对髁突骨折的暴露范围，对<text:span text:style-name="T2">12</text:span>个头骨标本进行解剖学研究，并设置了<text:span text:style-name="T2">0～100</text:span>的综合评分标准来衡量暴露效果及手术时解剖位点的可及性，改良Risdon入路的平均评分为<text:span text:style-name="T2">55.88</text:span>，即<text:span text:style-name="T2">55.88%</text:span>的可及区域与所需区域吻合。经腮腺入路的平均评分为<text:span text:style-name="T2">91.05</text:span>，即<text:span text:style-name="T2">91.05%</text:span>的可及区域与所需区域吻合。两种技术之间的评分差异具有统计学意义 (<text:span text:style-name="T2">p &lt; 0.001</text:span>)经腮腺炎入路在治疗下颌骨髁突下骨折方面似乎更有效，尤其是在治疗高髁突骨折时。与改良<text:span text:style-name="T2">Risdon</text:span>入路相比，经腮腺炎入路 提供了更大的可及区域，从而更容易进行骨折复位和内固定。然而，经腮腺入路对于治疗低髁突骨折可能比较困难，并且存在腮腺瘘的风险。而对于下颌升支骨折来说，如将上部微钛板固定到乙状切迹最高处，则需使用经腮腺入路，方可获得完整的暴露范围，而使用此种入路方式，会导致更高的并发症发生率，而使用<text:span text:style-name="T2">Risdom</text:span>入路，则对暴露髁突基底部位置效果较好，并对并发症发生率的控制效果较好。由此可见，在使用<text:soft-page-break/><text:span text:style-name="T2">Risdom</text:span>入路时，虽然对髁突高位暴露效果较差，但是对髁突基底部暴露效果较好，在解剖位置的角度来讲，同样对乙状切迹下位置的暴露效果同样较好。</text:p>
      <text:p text:style-name="P1" loext:marker-style-name="T1">若想在临床中，获得最大的术后稳定性，根据实验数据，在下颌升支骨折中，需尽量提升两微钛板的距离，在邻近乙状切迹处做固定。</text:p>
      <text:p text:style-name="P1" loext:marker-style-name="T1">在下颌升支骨折中，可能会因为为暴露乙状切迹处而加大切口范围，在既往研究中，有学者使用了下颌后入路的方式进行<field:fieldmark-start text:name="Bookmark 副本 55" field:type="vnd.oasis.opendocument.field.UNHANDLED"><field:param field:name="vnd.oasis.opendocument.field.code" field:value="ADDIN EN.CITE &lt;EndNote&gt;&lt;Cite&gt;&lt;Author&gt;Pawar&lt;/Author&gt;&lt;Year&gt;2022&lt;/Year&gt;&lt;RecNum&gt;635&lt;/RecNum&gt;&lt;DisplayText&gt;&lt;style face=&quot;superscript&quot;&gt;[38]&lt;/style&gt;&lt;/DisplayText&gt;&lt;record&gt;&lt;rec-number&gt;635&lt;/rec-number&gt;&lt;foreign-keys&gt;&lt;key app=&quot;EN&quot; db-id=&quot;evpfvsv5os9vflefdpsxv00hpss9twdtfzp0&quot; timestamp=&quot;1738923215&quot;&gt;635&lt;/key&gt;&lt;/foreign-keys&gt;&lt;ref-type name=&quot;Journal Article&quot;&gt;17&lt;/ref-type&gt;&lt;contributors&gt;&lt;authors&gt;&lt;author&gt;Pawar, S. S.&lt;/author&gt;&lt;author&gt;Bhola, N. D.&lt;/author&gt;&lt;author&gt;Agarwal, A.&lt;/author&gt;&lt;/authors&gt;&lt;/contributors&gt;&lt;auth-address&gt;Oral and Maxillofacial Surgery, Sharad Pawar Dental College and Hospital, Datta Meghe Institute of Medical Sciences, Wardha, IND.&lt;/auth-address&gt;&lt;titles&gt;&lt;title&gt;Mandibular Ramus Fractures: A Case Series of Diversity in Rarity&lt;/title&gt;&lt;secondary-title&gt;Cureus&lt;/secondary-title&gt;&lt;/titles&gt;&lt;periodical&gt;&lt;full-title&gt;Cureus&lt;/full-title&gt;&lt;/periodical&gt;&lt;pages&gt;e30471&lt;/pages&gt;&lt;volume&gt;14&lt;/volume&gt;&lt;number&gt;10&lt;/number&gt;&lt;edition&gt;2022/11/24&lt;/edition&gt;&lt;keywords&gt;&lt;keyword&gt;classification&lt;/keyword&gt;&lt;keyword&gt;mandibular fracture&lt;/keyword&gt;&lt;keyword&gt;open reduction internal fixation&lt;/keyword&gt;&lt;keyword&gt;plating&lt;/keyword&gt;&lt;keyword&gt;ramus fractures&lt;/keyword&gt;&lt;/keywords&gt;&lt;dates&gt;&lt;year&gt;2022&lt;/year&gt;&lt;pub-dates&gt;&lt;date&gt;Oct&lt;/date&gt;&lt;/pub-dates&gt;&lt;/dates&gt;&lt;isbn&gt;2168-8184 (Print)&amp;#xD;2168-8184&lt;/isbn&gt;&lt;accession-num&gt;36415403&lt;/accession-num&gt;&lt;urls&gt;&lt;/urls&gt;&lt;custom2&gt;PMC9673617&lt;/custom2&gt;&lt;electronic-resource-num&gt;10.7759/cureus.30471&lt;/electronic-resource-num&gt;&lt;remote-database-provider&gt;NLM&lt;/remote-database-provider&gt;&lt;language&gt;eng&lt;/language&gt;&lt;/record&gt;&lt;/Cite&gt;&lt;/EndNote&gt;"/></field:fieldmark-start><field:fieldmark-separator/><text:span text:style-name="T3">[38]</text:span><field:fieldmark-end/>，本研究的结果表明，在两微钛板间距为<text:span text:style-name="T2">20mm</text:span>时，即可达到直接愈合的效果，不必继续提升上部微钛板的高度以增加稳定性，故提示在临床工作中可以使用<text:span text:style-name="T2">Risdom</text:span>入路，不必加大切口范围至耳朵前，以便于达到减少并发症的目的，<text:span text:style-name="T5">在</text:span><text:span text:style-name="T6">**的研究中，同样使用了Risdom入路进行手术，取得了满意的效果。</text:span></text:p>
      <text:p text:style-name="P1" loext:marker-style-name="T1">在临床中，术者希望尽量减小患者的切口，以达到美观及减少术后并发症的目的，两微钛板之间的距离过大会导致手术入路的选择发生改变，在能达到最佳术后愈合标准的前提下，尽量减少微钛板的间距可改变手术入路的选择。</text:p>
      <text:p text:style-name="P1" loext:marker-style-name="T1"/>
      <text:p text:style-name="P1" loext:marker-style-name="T1"/>
      <text:p text:style-name="P2" loext:marker-style-name="T1">整体逻辑</text:p>
      <text:p text:style-name="P3" loext:marker-style-name="T1">首先说入路问题，再说risdom入路的优点，说明有争议存在，第一个人用的是下颌后入路，下颌后入路存在一定问题，而有的研究使用了risdom入路，所以存在争议</text:p>
      <text:p text:style-name="P3" loext:marker-style-name="T1">先说对于，暴露问题是主要考虑因素，再说暴露问题，引用参考文献说，由于目前没有对下颌升支骨折手术入路的相关研究，我们采用了，髁状突骨折的手术入路来类比下颌升支骨折的手术入路，说论文的结论，再说，ridom虽然对髁状高位的暴露效果不好，但是对髁状突基底部的暴露效果较好，而髁状突基底部与乙状切迹位置距离较近，而我们的研究表明，在能达到一期愈合的<text:soft-page-break/>临界值距离的20mm时，上部微钛板并不位于乙状切迹处，而是位于乙状切迹较下的位置，而这个位置恰好位于髁状突基底部的大概位置，而暴露效果能达到满意的效果，故可使用risdom入路进行手术，在另一个人的研究中，同样说明了暴露效果的问题，risdom入路同样能暴露髁状突的位置，而且还有如下优点，综合以上问题，可以得出结论。</text:p>
      <text:p text:style-name="P3" loext:marker-style-name="T1"/>
      <text:p text:style-name="P3" loext:marker-style-name="T1">操作难度及手术流程时候简单同样是着重需要考虑的因素，下颌骨中位入路包括下颌后入路。与低位入路相比，这种入路可以更好地暴露下颌髁状突。然而，为了避免可能的面神经损伤，这种入路需要识别颊神经和下颌缘支。尽管仔细识别了面神经，但这种方法需要牵拉腮腺，这可能导致面神经损伤。下颌骨的一种低位入路是Risdon入路。从下颌缘支下方的切口入路是Risdon入路的最关键点。下颌缘支容易识别，无需太多解剖，如果包括神经提升皮瓣，则没有面神经损伤的风险。在腮腺后、下颌下腺高位或颞下颌关节周围入路中，它们彼此相似，在颊神经和下颌缘支之间进行解剖可能对经验不足的人来说很困难，尽管作者进行的解剖研究表明没有神经损伤的风险。Risdon入路易于学习和操作，几乎不需要学习曲线。下颌缘支的识别非常简单，并且有方法在不识别面神经的情况下提升皮肤肌肉瓣。然而，众所周知，这种入路允许较少地暴露下颌骨升支和髁状突，大多数外科医生都会同意这种入路不足以暴露髁状突骨折。然而，根据我们的经验，通过充分分离附着于下颌骨升支后缘的咬肌，可以通过Risdon入路直接观察、复位和固定所有下颌骨髁状突下骨折。此外，当仅使用 Risdon入路对下颌颈骨折等较高病变进行开放复位和固定不可能时，通过结合Risdon入路使用Trochar可以很好地进行复位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31.471249329</meta:creation-date>
    <dc:date>2025-02-12T14:54:20.402425309</dc:date>
    <meta:editing-duration>PT2H17M10S</meta:editing-duration>
    <meta:editing-cycles>3</meta:editing-cycles>
    <meta:generator>LibreOffice/24.8.4.2$Linux_X86_64 LibreOffice_project/3e97788786b20d724e2ed0ea7a111abce73cab63</meta:generator>
    <meta:document-statistic meta:table-count="0" meta:image-count="0" meta:object-count="0" meta:page-count="4" meta:paragraph-count="13" meta:word-count="2699" meta:character-count="2960" meta:non-whitespace-character-count="2953"/>
  </office:meta>
</office:document-meta>
</file>